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35cm" fo:min-width="4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6.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5.2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2" style:family="paragraph">
      <loext:graphic-properties draw:fill-color="#ffffff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cm" svg:height="4.6cm" svg:x="0.8cm" svg:y="5.7cm">
          <text:p text:style-name="P1"><text:span text:style-name="T1">FS3 : Alimenter le </text:span></text:p>
          <text:p text:style-name="P1"><text:span text:style-name="T1">Systèm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6cm" svg:height="3.2cm" svg:x="7.3cm" svg:y="5.7cm">
          <text:p text:style-name="P3"><text:span text:style-name="T2">FT7 : Permettre au système d’être</text:span></text:p>
          <text:p text:style-name="P3"><text:span text:style-name="T2">Alimenté en énergie électriqu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7cm" svg:height="3.2cm" svg:x="14.8cm" svg:y="5.7cm">
          <text:p text:style-name="P3"><text:span text:style-name="T2">Alimentation intégrée au </text:span></text:p>
          <text:p text:style-name="P3"><text:span text:style-name="T2">Raspberry Pi</text:span></text:p>
          <text:p text:style-name="P3"><text:span text:style-name="T2">(5V, 2.5A)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5.8cm" svg:y1="7.2cm" svg:x2="7.3cm" svg:y2="7.2cm">
          <text:p/>
        </draw:line>
        <draw:line draw:style-name="gr4" draw:text-style-name="P5" draw:layer="layout" svg:x1="13.9cm" svg:y1="7.2cm" svg:x2="14.8cm" svg:y2="7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9T08:28:30.744425403</meta:creation-date>
    <dc:date>2016-11-09T08:48:42.713126145</dc:date>
    <meta:editing-duration>PT8M57S</meta:editing-duration>
    <meta:editing-cycles>3</meta:editing-cycles>
    <meta:generator>LibreOffice/5.1.4.2$Linux_X86_64 LibreOffice_project/10m0$Build-2</meta:generator>
    <meta:document-statistic meta:object-count="5"/>
  </office:meta>
</office:document-meta>
</file>